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 Samuel 17:41 </text:p>
      <text:p text:style-name="P1"/>
      <text:p text:style-name="P1"/>
      <text:p text:style-name="P1"/>
      <text:p text:style-name="P1">1 Samuel 17:41 שמואל ב <text:s text:c="2"/>וַיֵּלֶךְ הַפְּלִשְׁתִּי הֹלֵךְ וְקָרֵב אֶל־דָּוִד וְהָאִישׁ נֹשֵׂא הַצִּנָּה לְפָנָיו:</text:p>
      <text:p text:style-name="P1"/>
      <text:p text:style-name="P1">Verbs: </text:p>
      <text:p text:style-name="P1">a וַיֵּלֶךְ הַפְּלִשְׁתִּי OF:הָלַךְ, walk, come, Conj-w | V-Qal-ConsecImperf-3ms, and_he_walked, the_Philistine</text:p>
      <text:p text:style-name="P1"/>
      <text:p text:style-name="P1">b הֹלֵךְ וְקָרֵב אֶל־דָּוִד, OF:הָלַךְ, walk, come, V-Qal-Prtcpl-ms, walking, and_near -David</text:p>
      <text:p text:style-name="P1"/>
      <text:p text:style-name="P1">c וְהָאִישׁ נֹשֵׂא הַצִּנָּה לְפָנָיו, OF:נָשָֹא, bear, V-Qal-Prtcpl-ms, who_bore, the_man, who_bore, the_shield, before_him. </text:p>
      <text:p text:style-name="P1"/>
      <text:p text:style-name="P1">Translation: And the Philistine walked, and walked near to David, and the man who bore the shield before him. </text:p>
      <text:p text:style-name="P1"/>
      <text:p text:style-name="P1"/>
      <text:p text:style-name="P1"/>
      <text:p text:style-name="P1">1 Samuel 17:42 שמואל ב 17-42 וַיַּבֵּט הַפְּלִשְׁתִּי וַיִּרְאֶה אֶת־דָּוִד וַיִּבְזֵהוּ כִּי־הָיָה נַעַר וְאַדְמֹנִי עִם־יְפֵה מַרְאֶה:</text:p>
      <text:p text:style-name="P1"/>
      <text:p text:style-name="P1">a וַיַּבֵּט הַפְּלִשְׁתִּי, OF:נָבַט, look, Conj-w | V-Hifil-ConsecImperf-3ms, and_he_looked, the_Philistine, </text:p>
      <text:p text:style-name="P1"/>
      <text:p text:style-name="P1">b וַיִּרְאֶה אֶת־דָּוִד, OF:רָאָה, see, Conj-w | V-Qal-ConsecImperf-3ms, and_he_saw, -David, </text:p>
      <text:p text:style-name="P1"/>
      <text:p text:style-name="P1">c: וַיִּבְזֵהוּ, OF:בָּזָה, disdain, Conj-w | V-Qal-ConsecImperf-3ms | 3ms, and_he_disdained_him, </text:p>
      <text:p text:style-name="P1"/>
      <text:p text:style-name="P1">d: כִּי־הָיָה נַעַר וְאַדְמֹנִי עִם־יְפֵה מַרְאֶה, OF: הָיָה, is, V-Qal-Perf-3ms, he_was, for, he_was, a_youth, and_ruddy, and_beautiful, good_looking(face). </text:p>
      <text:p text:style-name="P1"/>
      <text:p text:style-name="P1">Translation: And the Philistine looked and saw David, he disdained him, for he was a youth, and ruddy红润, and beautiful, have a good looking face. </text:p>
      <text:p text:style-name="P1"/>
      <text:p text:style-name="P1"/>
      <text:p text:style-name="P1">1 Samuel 17:43 שמואל ב 17-43 וַיֹּאמֶר הַפְּלִשְׁתִּי אֶל־דָּוִד הֲכֶלֶב אָנֹכִי כִּי־אַתָּה בָא־אֵלַי בַּמַּקְלוֹת וַיְקַלֵּל הַפְּלִשְׁתִּי אֶת־דָּוִד בֵּאלֹהָיו:</text:p>
      <text:p text:style-name="P1"/>
      <text:p text:style-name="P1"><text:soft-page-break/>a: וַיֹּאמֶר הַפְּלִשְׁתִּי אֶל־דָּוִד, OF:אָמַר, say, Conj-w | V-Qal-ConsecImperf-3ms, and_he_said, the_Philistine, to_David, </text:p>
      <text:p text:style-name="P1"/>
      <text:p text:style-name="P1">b: הֲכֶלֶב אָנֹכִי כִּי־אַתָּה בָא־אֵלַי בַּמַּקְלוֹת, OF:בּוׂא, come, V-Qal-Prtcpl-ms, am_a_dog, I, that_you, come_to_me, with_sticks, </text:p>
      <text:p text:style-name="P1"/>
      <text:p text:style-name="P1">c: וַיְקַלֵּל הַפְּלִשְׁתִּי אֶת־דָּוִד בֵּאלֹהָיו, OF:קָלַל, light, Conj-w | V-Piel-ConsecImperf-3ms, and_he_cursed, the_Philistine, -Daivd, in_his_gods. </text:p>
      <text:p text:style-name="P1"/>
      <text:p text:style-name="P1"/>
      <text:p text:style-name="P1">Translation: And the Philistine said to David, “Am I a dog, that you come to me with sticks?” The Philistine cursed David in his gods.</text:p>
      <text:p text:style-name="P1"/>
      <text:p text:style-name="P1"/>
      <text:p text:style-name="P1"/>
      <text:p text:style-name="P1"/>
      <text:p text:style-name="P1">1 Samuel 17:44 שמואל ב 17-44 וַיֹּאמֶר הַפְּלִשְׁתִּי אֶל־דָּוִד לְכָה אֵלַי וְאֶתְּנָה אֶת־בְּשָׂרְךָ לְעוֹף הַשּׁמַיִם וּלְבֶהֱמַת הַשּׂדֶה: ס</text:p>
      <text:p text:style-name="P1"/>
      <text:p text:style-name="P1">a: וַיֹּאמֶר הַפְּלִשְׁתִּי אֶל־דָּוִד, OF:אָמַר, say, Conj-w | V-Qal-ConsecImperf-3ms, and_he_said, the_Philipines, to_David, </text:p>
      <text:p text:style-name="P1"/>
      <text:p text:style-name="P1">b: לְכָה אֵלַי, OF:הָלַךְ, walk, V-Qal-Imperative-ms | 3fs, Come! to_me. </text:p>
      <text:p text:style-name="P1"/>
      <text:p text:style-name="P1">c:וְאֶתְּנָה אֶת־בְּשָׂרְךְ לְעוֹף הַשּׁמַיִם וּלְבֶהֱמַת הַשּׂדֶה: ס, OF:נָתַן, give, Conj-w | V-Qal-ConjImperf.1cs, and_I_will_give, -your_flesh, to_bird, of_the_sky, and_to_beast, of_the_field. </text:p>
      <text:p text:style-name="P1"/>
      <text:p text:style-name="P1">Translation: And the Philistine said to David, “Come to me, and I will give your flesh to the birds of the sky, and to the beasts of the field.” </text:p>
      <text:p text:style-name="P1"/>
      <text:p text:style-name="P1"/>
      <text:p text:style-name="P1"/>
      <text:p text:style-name="P1">1 Samuel 17:45 שמואל ב 17-45 וַיֹּאמֶר דָּוִד אֶל־הַפְּלִשְׁתִּי אַתָּה בָּא אֵלַי בְּחֶרֶב וּבַחֲנִית וּבְכִידוֹן וְאָנֹכִי בָא־אֵלֶיךָ בְּשֵׁם יְהוָה צְבָאוֹת אֱלֹהֵי מַעַרְכוֹת יִשְׂרָאֵל אֲשֶׁר חֵרַפְתָּ:</text:p>
      <text:p text:style-name="P1"/>
      <text:p text:style-name="P1">Verbs:</text:p>
      <text:p text:style-name="P1">a וַיֹּאמֶר דָּוִד אֶל־הַפְּלִשְׁתִּי, OF:אָמַר, say, Conj-w | V-Qal-ConsecImperf-3ms, and_he_said, David, to_the_Philistine, </text:p>
      <text:p text:style-name="P1"/>
      <text:p text:style-name="P1">b אַתָּה בָּא אֵלַי בְּחֶרֶב וּבַחֲנִית וּבְכִידוֹן, OF:בּוׂא, come, V-Qal-Prtcpl-ms, you, come, to_me, with_sword, and_with_spear, and_with_javelin标枪, </text:p>
      <text:p text:style-name="P1"/>
      <text:p text:style-name="P1"><text:soft-page-break/>c וְאָנֹכִי בָא־אֵלֶיךָ בְּשֵׁם יְהוָה צְבָאוֹת אֱלֹהֵי מַעַרְכוֹת יִשְׂרָאֵל, OF:בּוׂא, V-Qal-Prtcpl-ms, come, and_me, come_to_you, in_name_of, Yahweh, of_armies, God_of, armies, Israel, </text:p>
      <text:p text:style-name="P1"/>
      <text:p text:style-name="P1">d אֲשֶׁר חֵרַפְתָּ:, OF:חָרַף, defy, V-Piel-Perf-2ms, which(whom), you_have_defied, </text:p>
      <text:p text:style-name="P1"/>
      <text:p text:style-name="P1">Translation: And David said to the Philistine, "You come to me with a sword, and with a spear, and with a javelin, but I come to you in the name of Yahweh of Armies, God of armies of Israel, whom you have defied. </text:p>
      <text:p text:style-name="P1"/>
      <text:p text:style-name="P1"/>
      <text:p text:style-name="P1">1 Samuel 17:46 שמואל ב 17-46 הַיּוֹם הַזֶּה יְסַגֶּרְךָ יְהוָה בְּיָדִי וְהִכִּיתִךָ וַהֲסִרֹתִי אֶת־רֹאשְׁךָ מֵעָלֶיךָ וְנָתַתִּי פֶּגֶר מַחֲנֵה פְלִשְׁתִּים הַיּוֹם הַזֶּה לְעוֹף הַשּׁמַיִם וּלְחַיַּת הָאָרֶץ וְיֵדְעוּ כָּל־הָאָרֶץ כִּי יֵשׁ אֱלֹהִים לְיִשְׂרָאֵל:</text:p>
      <text:p text:style-name="P1"/>
      <text:p text:style-name="P1">a: הַיּוֹם הַזֶּה יְסַגֶּרְךָ יְהוָה בְּיָדִי, OF:סָגַר, deliver, V-Piel-Imperf-3ms | 2ms, and_he_will_deliver_you, the day, this, -, Yahweh, into_my_hand. </text:p>
      <text:p text:style-name="P1"/>
      <text:p text:style-name="P1">b: וְהִכִּיתִךָ, OF:נָכָה, strike, Conj-w | V-Hifil-ConjPerf-1cs | 2ms, and_I_will_strike_you, </text:p>
      <text:p text:style-name="P1"/>
      <text:p text:style-name="P1">c: וַהֲסִרֹתִי אֶת־רֹאשְׁךָ מֵעָלֶיךָ, OF: סוּר, take off, Conj-w | V-Hifil-ConjPerf-1cs, and_I_will_take_off -your_head, from_you, </text:p>
      <text:p text:style-name="P1"/>
      <text:p text:style-name="P1">d: וְנָתַתִּי פֶּגֶר מַחֲנֵה פְלִשְׁתִּים הַיּוֹם הַזֶּה לְעוֹף הַשּׁמַיִם וּלְחַיַּת הָאָרֶץ, OF: נָתַן, give, Conj-w | V-Qal-ConjPerf-1cs, and_I_will_give, the_dead_bodies, of_the_army, of_Philistines, the_day, this, to_the_bird, of_the_sky, and_to_wild_beast, of_the_earth, </text:p>
      <text:p text:style-name="P1"/>
      <text:p text:style-name="P1">e: וְיֵדְעוּ כָּל־הָאָרֶץ כִּי יֵשׁ אֱלֹהִים לְיִשְׂרָאֵל, OF:יָדַע, know, Conj-w | V-Qal-ConjImperf-3mp, and_may_they_know, all_of_the_earth, that, there_is, God, for_Israel, </text:p>
      <text:p text:style-name="P1"/>
      <text:p text:style-name="P1">Translation: And Yahweh will deliver you into my hand today, <text:s text:c="3"/>and I will strike you and I will take you head off you, and I will give the dead bodies of the army of the Philistines today to the birds of the sky and to the wild beasts of the earth, <text:s text:c="4"/>and may all of the earth know that there is God for Israel. </text:p>
      <text:p text:style-name="P1"/>
      <text:p text:style-name="P1"/>
      <text:p text:style-name="P1"/>
      <text:p text:style-name="P1"/>
      <text:p text:style-name="P1">1 Samuel 17:47 שמואל ב 17-47 וְיֵדְעוּ כָּל־הַקָּהָל הַזֶּה כִּי־לֹא בְּחֶרֶב וּבַחֲנִית יְהוֹשִׁיעַ יְהוָה כִּי לַיהוָה הַמִּלְחָמָה וְנָתַן אֶתְכֶם בְּיָדֵנוּ:</text:p>
      <text:p text:style-name="P1"/>
      <text:p text:style-name="P1"><text:soft-page-break/>a: וְיֵדְעוּ כָּל־הַקָּהָל הַזֶּה, OF:יָדַע, know, Conjunctive-w | V-Qal-ConjImperf-3mp, and_they_will_know, all_of_assembly, this, </text:p>
      <text:p text:style-name="P1"/>
      <text:p text:style-name="P1">b: כִּי־לֹא בְּחֶרֶב וּבַחֲנִית יְהוֹשִׁיעַ יְהוָה, OF:יָשַׁע, save, V-Hifil-Imperf-3ms, he_will_save, that_not, with_sword, and_with_spear, he_will_save, Yahweh, </text:p>
      <text:p text:style-name="P1"/>
      <text:p text:style-name="P1">c: כִּי לַיהוָה הַמִּלְחָמָה וְנָתַן אֶתְכֶם בְּיָדֵנוּ, OF:נָתַן, give, Conj-w | V-Qal-ConjPerf-3ms, and_he_will_give, for, to_God, the_battle, and_he_will_give, you, into_our_hand, </text:p>
      <text:p text:style-name="P1"/>
      <text:p text:style-name="P1"/>
      <text:p text:style-name="P1">Translation: and all this assembly will know that, not with sword and spear; Yahweh will save us, for the battle is for Yahweh, and he will give you into our hand.”</text:p>
      <text:p text:style-name="P1"/>
      <text:p text:style-name="P1"/>
      <text:p text:style-name="P1"/>
      <text:p text:style-name="P1">1 Samuel 17:48 שמואל ב 17-48 וְהָיָה כִּי־קָם הַפְּלִשְׁתִּי וַיֵּלֶךְ וַיִּקְרַב לִקְרַאת דָּוִד וַיְמַהֵר דָּוִד וַיָּרָץ הַמַּעֲרָכָה לִקְרַאת הַפְּלִשְׁתִּי:</text:p>
      <text:p text:style-name="P1"/>
      <text:p text:style-name="P1">a: וְהָיָה, OF:הָיָה, is, <text:tab/>Conj-w | V-Qal-ConjPerf-3ms, and_it_was, </text:p>
      <text:p text:style-name="P1"/>
      <text:p text:style-name="P1">b: כִּי־קָם הַפְּלִשְׁתִּי, OF:קוּם, arise, V-Qal-Perf-3ms, and_he_arose, that_-, the_Philistine, </text:p>
      <text:p text:style-name="P1"/>
      <text:p text:style-name="P1">c: וַיֵּלֶךְ, OF:הָלַךְ, walk, come, Conj-w | V-Qal-ConsecImperf-3ms,and_he_walked, </text:p>
      <text:p text:style-name="P1"/>
      <text:p text:style-name="P1">d: וַיִּקְרַב, OF:קָרַב, near, Conj-w | V-Qal-ConsecImperf-3ms, and_he_came_near, </text:p>
      <text:p text:style-name="P1"/>
      <text:p text:style-name="P1">e: לִקְרַאת דָּוִד, OF:קָרָא, meet, Prep-l | V-Qal-Inf, to_meet, David, </text:p>
      <text:p text:style-name="P1"/>
      <text:p text:style-name="P1">f: וַיְמַהֵר דָּוִד, OF:מָהַר, hasten/hurry, Conj-w | V-Piel-ConsecImperf-3ms, and_he_hurried, David, </text:p>
      <text:p text:style-name="P1"/>
      <text:p text:style-name="P1">g: וַיָּרָץ הַמַּעֲרָכָה, OF:רוּץ, run, Conj-w | V-Qal-ConsecImperf-3ms, and_he_ran, to_the_army,</text:p>
      <text:p text:style-name="P1"/>
      <text:p text:style-name="P1">h=e: לִקְרַאת הַפְּלִשְׁתִּי, OF:קָרָא, meet, Prep-l | V-Qal-Inf, to_meet, the_Philistine, </text:p>
      <text:p text:style-name="P1"/>
      <text:p text:style-name="P1"/>
      <text:p text:style-name="P1">Translation: When the Philistine arose, and he walked and came near to meet David, David hurried, and he ran to the army to meet the Philistine.</text:p>
      <text:p text:style-name="P1"/>
      <text:p text:style-name="P1"/>
      <text:p text:style-name="P1"/>
      <text:p text:style-name="P1"><text:soft-page-break/>1 Samuel 17:49 שמואל ב 17-49 וַיִּשְׁלַח דָּוִד אֶת־יָדוֹ אֶל־הַכֶּלִי וַיִּקַּח מִשּׁם אֶבֶן וַיְקַלַּע וַיַּךְ אֶת־הַפְּלִשְׁתִּי אֶל־מִצְחוֹ וַתִּטְבַּע הָאֶבֶן בְּמִצְחוֹ וַיִּפֹּל עַל־פָּנָיו אָרְצָה:</text:p>
      <text:p text:style-name="P1">Verbs:</text:p>
      <text:p text:style-name="P1">a וַיִּשְׁלַח דָּוִד אֶת־יָדוֹ אֶל־הַכֶּלִי, OF:שָׁלַח, stretch_out, Conj-w | V-Qal-ConsecImperf-3ms, and_he_stretched_out, David, -his_hand, to_the_bag, </text:p>
      <text:p text:style-name="P1"/>
      <text:p text:style-name="P1">b וַיִּקַּח מִשּׁם אֶבֶן, OF:לָקַח, take, Conj-w | V-Qal-ConsecImperf-3ms, and_he_took, from_there, a_stone</text:p>
      <text:p text:style-name="P1"/>
      <text:p text:style-name="P1">c וַיְקַלַּע, OF:קָלַע, sling, Conj-w | V-Piel-ConsecImperf-3ms, and_he_slung, </text:p>
      <text:p text:style-name="P1"/>
      <text:p text:style-name="P1">d וַיַּךְ אֶת־הַפְּלִשְׁתִּי אֶל־מִצְחוֹ, OF:נָכָה, strike, Conj-w | V-Hifil-ConsecImperf-3ms, and_he_struck, -the_Philistine, in_his_forehead, </text:p>
      <text:p text:style-name="P1"/>
      <text:p text:style-name="P1">e וַתִּטְבַּע הָאֶבֶן בְּמִצְחוֹ, OF:טָבַע, sink, Conj-w | V-Qal-ConsecImperf-3fs, and_she_sank, the_stone, in_his_forehead, </text:p>
      <text:p text:style-name="P1"/>
      <text:p text:style-name="P1">f וַיִּפֹּל עַל־פָּנָיו אָרְצָה, OF:נָפַל, fall, Conj-w | V-Qal-ConsecImperf-3ms, and_he_fell, on_his_face, to_the_earth, </text:p>
      <text:p text:style-name="P1"/>
      <text:p text:style-name="P1">Translation: And David stretched out his hand to the bag, <text:s text:c="3"/>and he took a stone from there and slung it, <text:s text:c="3"/>and he struck the Philistine in his forehead, <text:s text:c="3"/>and the stone sank into his forehead, <text:s text:c="4"/>and he fell on his face to the earth. </text:p>
      <text:p text:style-name="P1"/>
      <text:p text:style-name="P1"/>
      <text:p text:style-name="P1"/>
      <text:p text:style-name="P1">1 Samuel 17:50 שמואל ב 17-50 וַיֶּחֱזַק דָּוִד מִן־הַפְּלִשְׁתִּי בַּקֶּלַע וּבָאֶבֶן וַיַּךְ אֶת־הַפְּלִשְׁתִּי וַיְמִיתֵהוּ וְחֶרֶב אֵין בְּיַד־דָּוִד:</text:p>
      <text:p text:style-name="P1"/>
      <text:p text:style-name="P1">a: וַיֶּחֱזַק דָּוִד מִן־הַפְּלִשְׁתִּי בַּקֶּלַע וּבָאֶבֶן, OF:חָזַק, prevail, Conj-w | V-Qal-ConsecImperf-3ms, and_he_prevailed, David, from_the_Philistine, with_a_sling, and_with_a_stone, </text:p>
      <text:p text:style-name="P1"/>
      <text:p text:style-name="P1">b: וַיַּךְ אֶת־הַפְּלִשְׁתִּי, OF:נָכָה, strike, Conj-w | V-Hifil-ConsecImperf-3ms, and_he_struck, -the_Philistine, </text:p>
      <text:p text:style-name="P1"/>
      <text:p text:style-name="P1">c: וַיְמִיתֵהוּ וְחֶרֶב אֵין בְּיַד־דָּוִד, OF:מוּת, die, Conj-w | V-Hifil-ConsecImperf-3ms | 3ms, and_he_killed_him, and_sword, no, in_hand, of_David, </text:p>
      <text:p text:style-name="P1"/>
      <text:p text:style-name="P1">Translation: And David prevailed over the Philistine with a sling and with a stone, and he struck the Philistine, and he killed him, but no sword in the hand of David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Microsoft Ya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Microsoft Ya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3:45:23.882851249</meta:creation-date>
    <dc:date>2021-04-06T19:04:34.186934513</dc:date>
    <meta:editing-duration>PT6M58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5" meta:paragraph-count="66" meta:word-count="1087" meta:character-count="7591" meta:non-whitespace-character-count="6506"/>
  </office:meta>
</office:document-meta>
</file>